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Info.introspect( Class clazz , Method 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eanInfo.createInvocation( Object pojo , MessageExchange message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Info.introspect(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Info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.newInstance( Content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Info.createParameterUnmarshalExpressionForAnnotation( Class clazz , Method method , Class parameterType , Annotation annot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.introsp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Info.BeanInfo( Class type , MethodInvocation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Info.createMethodParametersExpression( final Expression [ ] parameterExpre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Info.evaluate( MessageExchange messageExchange , NormalizedMessage normalized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Info.createContentExpression( final PojoMarshaler marsh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Info.createParameterUnmarshalExpression( Class clazz , Method method , Class parameterType , Annotation [ ] parameterAn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